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31mm"/>
    </style:style>
    <style:style style:name="co3" style:family="table-column">
      <style:table-column-properties fo:break-before="auto" style:column-width="40.02mm"/>
    </style:style>
    <style:style style:name="ro1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tour</text:p>
          </table:table-cell>
          <table:table-cell office:value-type="string" calcext:value-type="string">
            <text:p>longueur chemin</text:p>
          </table:table-cell>
          <table:table-cell office:value-type="string" calcext:value-type="string">
            <text:p>temps (mins)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18.74" calcext:value-type="float">
            <text:p>118,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ce1" office:value-type="string" calcext:value-type="string" table:number-columns-spanned="2" table:number-rows-spanned="1">
            <text:p>sport marche (8km/h)</text:p>
          </table:table-cell>
          <table:covered-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ce1" office:value-type="string" calcext:value-type="string" table:number-columns-spanned="2" table:number-rows-spanned="1">
            <text:p>maille 500m</text:p>
          </table:table-cell>
          <table:covered-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113.75" calcext:value-type="float">
            <text:p>113,75</text:p>
          </table:table-cell>
          <table:table-cell/>
          <table:table-cell table:style-name="ce1" office:value-type="string" calcext:value-type="string" table:number-columns-spanned="2" table:number-rows-spanned="1">
            <text:p>temps disponible = 2h</text:p>
          </table:table-cell>
          <table:covered-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ce1" office:value-type="string" calcext:value-type="string" table:number-columns-spanned="2" table:number-rows-spanned="1">
            <text:p>sans relief : 31, 120</text:p>
          </table:table-cell>
          <table:covered-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113.75" calcext:value-type="float">
            <text:p>113,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118.75" calcext:value-type="float">
            <text:p>118,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16.25" calcext:value-type="float">
            <text:p>116,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117.5" calcext:value-type="float">
            <text:p>117,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117.91" calcext:value-type="float">
            <text:p>117,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119.166" calcext:value-type="float">
            <text:p>119,1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115.83" calcext:value-type="float">
            <text:p>115,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119.99" calcext:value-type="float">
            <text:p>119,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12.5" calcext:value-type="float">
            <text:p>112,5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31" calcext:value-type="float">
            <text:p>31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113.75" calcext:value-type="float">
            <text:p>113,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119.999" calcext:value-type="float">
            <text:p>119,9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114.999" calcext:value-type="float">
            <text:p>114,9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31" calcext:value-type="float">
            <text:p>31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formula="of:=AVERAGE([.C3:.C52])" office:value-type="float" office:value="30.36" calcext:value-type="float">
            <text:p>30,36</text:p>
          </table:table-cell>
          <table:table-cell table:formula="of:=AVERAGE([.D3:.D52])" office:value-type="float" office:value="118.85768" calcext:value-type="float">
            <text:p>118,85768</text:p>
          </table:table-cell>
          <table:table-cell table:number-columns-repeated="3"/>
        </table:table-row>
        <table:table-row table:style-name="ro1" table:number-rows-repeated="104852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5T15:33:20.265621191</meta:creation-date>
    <dc:date>2016-12-15T16:03:20.240075624</dc:date>
    <meta:editing-duration>PT8M49S</meta:editing-duration>
    <meta:editing-cycles>1</meta:editing-cycles>
    <meta:document-statistic meta:table-count="1" meta:cell-count="159" meta:object-count="0"/>
    <meta:generator>LibreOffice/5.1.4.2$Linux_X86_64 LibreOffice_project/10m0$Build-2</meta:generator>
  </office:meta>
</office:document-meta>
</file>